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46in"/>
    </style:style>
    <style:style style:name="co2" style:family="table-column">
      <style:table-column-properties fo:break-before="auto" style:column-width="0.2945in"/>
    </style:style>
    <style:style style:name="co3" style:family="table-column">
      <style:table-column-properties fo:break-before="auto" style:column-width="2.15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11in"/>
    </style:style>
    <style:style style:name="co6" style:family="table-column">
      <style:table-column-properties fo:break-before="auto" style:column-width="0.8957in"/>
    </style:style>
    <style:style style:name="co7" style:family="table-column">
      <style:table-column-properties fo:break-before="auto" style:column-width="1.1035in"/>
    </style:style>
    <style:style style:name="co8" style:family="table-column">
      <style:table-column-properties fo:break-before="auto" style:column-width="1.0917in"/>
    </style:style>
    <style:style style:name="co9" style:family="table-column">
      <style:table-column-properties fo:break-before="auto" style:column-width="1.3583in"/>
    </style:style>
    <style:style style:name="co10" style:family="table-column">
      <style:table-column-properties fo:break-before="auto" style:column-width="0.8083in"/>
    </style:style>
    <style:style style:name="co11" style:family="table-column">
      <style:table-column-properties fo:break-before="auto" style:column-width="1.4453in"/>
    </style:style>
    <style:style style:name="co12" style:family="table-column">
      <style:table-column-properties fo:break-before="auto" style:column-width="2.6193in"/>
    </style:style>
    <style:style style:name="co13" style:family="table-column">
      <style:table-column-properties fo:break-before="auto" style:column-width="1.2862in"/>
    </style:style>
    <style:style style:name="co14" style:family="table-column">
      <style:table-column-properties fo:break-before="auto" style:column-width="2.0618in"/>
    </style:style>
    <style:style style:name="co15" style:family="table-column">
      <style:table-column-properties fo:break-before="auto" style:column-width="3.9382in"/>
    </style:style>
    <style:style style:name="co16" style:family="table-column">
      <style:table-column-properties fo:break-before="auto" style:column-width="0.6075in"/>
    </style:style>
    <style:style style:name="co17" style:family="table-column">
      <style:table-column-properties fo:break-before="auto" style:column-width="1.2638in"/>
    </style:style>
    <style:style style:name="co18" style:family="table-column">
      <style:table-column-properties fo:break-before="auto" style:column-width="0.9764in"/>
    </style:style>
    <style:style style:name="co19" style:family="table-column">
      <style:table-column-properties fo:break-before="auto" style:column-width="1.6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rived_20_Primary_20_Value">
      <style:table-cell-properties fo:border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133"/>
    <style:style style:name="ce9" style:family="table-cell" style:parent-style-name="Result">
      <style:table-cell-properties fo:border-bottom="none" fo:border-left="none" fo:border-right="none" fo:border-top="0.74pt solid #000000"/>
    </style:style>
    <style:style style:name="ce2" style:family="table-cell" style:parent-style-name="Default" style:data-style-name="N11"/>
    <style:style style:name="ce18" style:family="table-cell" style:parent-style-name="Default">
      <style:table-cell-properties fo:border-bottom="none" fo:border-left="none" fo:border-right="none" fo:border-top="0.74pt solid #000000"/>
    </style:style>
    <style:style style:name="ce19" style:family="table-cell" style:parent-style-name="Result" style:data-style-name="N11">
      <style:table-cell-properties fo:border-bottom="none" fo:border-left="none" fo:border-right="none" fo:border-top="0.74pt solid 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Result">
      <style:table-cell-properties fo:border="none"/>
    </style:style>
    <style:style style:name="ce16" style:family="table-cell" style:parent-style-name="Default" style:data-style-name="N3"/>
    <style:style style:name="ce10" style:family="table-cell" style:parent-style-name="Default">
      <style:table-cell-properties fo:border-bottom="none" fo:border-left="0.74pt solid #000000" fo:border-right="none" fo:border-top="0.74pt solid #000000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Result">
      <style:table-cell-properties fo:border-bottom="0.74pt solid #000000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Res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MinMaxLimitedGrap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011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>
            <text:p>val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<text:s/>max</text:p>
          </table:table-cell>
          <table:table-cell table:number-columns-repeated="4"/>
          <table:table-cell office:value-type="string" calcext:value-type="string">
            <text:p>Largest Mapping</text:p>
          </table:table-cell>
          <table:table-cell table:formula="of:=MAX([.D19:.D28])" office:value-type="float" office:value="9" calcext:value-type="float">
            <text:p>9</text:p>
          </table:table-cell>
          <table:table-cell table:style-name="ce20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eeper Ores Mininum Depth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inDepth</text:p>
          </table:table-cell>
          <table:table-cell table:formula="of:=[.D3]" office:value-type="float" office:value="0" calcext:value-type="float">
            <text:p>0</text:p>
          </table:table-cell>
          <table:table-cell table:style-name="ce20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eeper Ores Maximum Depth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office:value-type="string" calcext:value-type="string">
            <text:p>MaxDepth</text:p>
          </table:table-cell>
          <table:table-cell table:formula="of:=[.D4]*[.D8]" office:value-type="float" office:value="150" calcext:value-type="float">
            <text:p>150</text:p>
          </table:table-cell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World AutoDepth Fuzz</text:p>
          </table:table-cell>
          <table:table-cell table:style-name="ce1" office:value-type="percentage" office:value="0.3" calcext:value-type="percentage">
            <text:p>30.0%</text:p>
          </table:table-cell>
          <table:table-cell table:style-name="ce2" table:formula="of:=1-[.D5]" office:value-type="percentage" office:value="0.7" calcext:value-type="percentage">
            <text:p>70.00%</text:p>
          </table:table-cell>
          <table:table-cell table:style-name="ce2" table:formula="of:=1+[.D5]" office:value-type="percentage" office:value="1.3" calcext:value-type="percentage">
            <text:p>130.00%</text:p>
          </table:table-cell>
          <table:table-cell table:number-columns-repeated="4"/>
          <table:table-cell office:value-type="string" calcext:value-type="string">
            <text:p>DepthRange</text:p>
          </table:table-cell>
          <table:table-cell table:formula="of:=[.L4]-[.L3]" office:value-type="float" office:value="150" calcext:value-type="float">
            <text:p>150</text:p>
          </table:table-cell>
          <table:table-cell table:style-name="ce20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World AutoSize Factor</text:p>
          </table:table-cell>
          <table:table-cell table:style-name="ce1" office:value-type="percentage" office:value="0.075" calcext:value-type="percentage">
            <text:p>7.5%</text:p>
          </table:table-cell>
          <table:table-cell table:number-columns-repeated="6"/>
          <table:table-cell office:value-type="string" calcext:value-type="string">
            <text:p>Curve Exponent</text:p>
          </table:table-cell>
          <table:table-cell office:value-type="float" office:value="0.75" calcext:value-type="float">
            <text:p>0.75</text:p>
          </table:table-cell>
          <table:table-cell table:style-name="ce20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World AutoSize Fuzz</text:p>
          </table:table-cell>
          <table:table-cell table:style-name="ce1" office:value-type="percentage" office:value="0.1" calcext:value-type="percentage">
            <text:p>10.0%</text:p>
          </table:table-cell>
          <table:table-cell table:style-name="ce2" table:formula="of:=1-[.D7]" office:value-type="percentage" office:value="0.9" calcext:value-type="percentage">
            <text:p>90.00%</text:p>
          </table:table-cell>
          <table:table-cell table:style-name="ce2" table:formula="of:=1+[.D7]" office:value-type="percentage" office:value="1.1" calcext:value-type="percentage">
            <text:p>110.00%</text:p>
          </table:table-cell>
          <table:table-cell table:number-columns-repeated="4"/>
          <table:table-cell office:value-type="string" calcext:value-type="string">
            <text:p>Largest Umapping</text:p>
          </table:table-cell>
          <table:table-cell table:formula="of:=MAX([.F19:.F28])" office:value-type="float" office:value="13" calcext:value-type="float">
            <text:p>13</text:p>
          </table:table-cell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World UseDetector AutoDepth Factor</text:p>
          </table:table-cell>
          <table:table-cell table:style-name="ce1" office:value-type="percentage" office:value="1" calcext:value-type="percentage">
            <text:p>100.0%</text:p>
          </table:table-cell>
          <table:table-cell table:number-columns-repeated="6"/>
          <table:table-cell office:value-type="string" calcext:value-type="string">
            <text:p>Smallest Umapping</text:p>
          </table:table-cell>
          <table:table-cell table:formula="of:=MIN([.F19:.F28])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Primary_20_Value" office:value-type="string" calcext:value-type="string">
            <text:p>OreMapping Slots</text:p>
          </table:table-cell>
          <table:table-cell table:style-name="Primary_20_Value" table:formula="of:=[.D29]" office:value-type="float" office:value="79" calcext:value-type="float">
            <text:p>79</text:p>
          </table:table-cell>
          <table:table-cell table:style-name="Primary_20_Value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Primary_20_Value" office:value-type="string" calcext:value-type="string">
            <text:p>Assigned Ores Count</text:p>
          </table:table-cell>
          <table:table-cell table:style-name="Primary_20_Value" office:value-type="float" office:value="10" calcext:value-type="float">
            <text:p>10</text:p>
          </table:table-cell>
          <table:table-cell table:style-name="Primary_20_Value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Primary_20_Value" office:value-type="string" calcext:value-type="string">
            <text:p>Configured Rarity Center Point</text:p>
          </table:table-cell>
          <table:table-cell table:style-name="Primary_20_Value" table:formula="of:=AVERAGE([.G19:.G28])" office:value-type="float" office:value="7.3" calcext:value-type="float">
            <text:p>7.3</text:p>
          </table:table-cell>
          <table:table-cell table:style-name="Primary_20_Value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Planet Mean Rarity</text:p>
          </table:table-cell>
          <table:table-cell table:style-name="ce6" table:formula="of:=AVERAGE([.E19:.E28])" office:value-type="float" office:value="10.4" calcext:value-type="float">
            <text:p>10.4</text:p>
          </table:table-cell>
          <table:table-cell table:style-name="ce6" table:number-columns-repeated="3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6" office:value-type="string" calcext:value-type="string">
            <text:p>Rafflable OreMapping Slots</text:p>
          </table:table-cell>
          <table:table-cell table:style-name="ce6" table:formula="of:=[.D12]-[.D13]" office:value-type="float" office:value="69" calcext:value-type="float">
            <text:p>69</text:p>
          </table:table-cell>
          <table:table-cell table:style-name="ce6"/>
          <table:table-cell table:style-name="Derived_20_Primary_20_Value"/>
          <table:table-cell table:style-name="ce6"/>
          <table:table-cell table:style-name="ce5" table:number-columns-repeated="3"/>
          <table:table-cell table:number-columns-repeated="2"/>
          <table:table-cell table:style-name="ce5" table:number-columns-repeated="1012"/>
        </table:table-row>
        <table:table-row table:style-name="ro1">
          <table:table-cell table:style-name="ce5" table:number-columns-repeated="2"/>
          <table:table-cell table:number-columns-repeated="5"/>
          <table:table-cell table:style-name="ce5" table:number-columns-repeated="3"/>
          <table:table-cell table:number-columns-repeated="2"/>
          <table:table-cell table:style-name="ce5"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In Slot Count</text:p>
          </table:table-cell>
          <table:table-cell office:value-type="string" calcext:value-type="string">
            <text:p>Calc. Rarity</text:p>
          </table:table-cell>
          <table:table-cell office:value-type="string" calcext:value-type="string">
            <text:p>Slot Count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Min. GenSlots</text:p>
          </table:table-cell>
          <table:table-cell office:value-type="string" calcext:value-type="string">
            <text:p>Adnl Tickets</text:p>
          </table:table-cell>
          <table:table-cell office:value-type="string" calcext:value-type="string">
            <text:p>A.S. Probability</text:p>
          </table:table-cell>
          <table:table-cell office:value-type="string" calcext:value-type="string">
            <text:p>Min Depth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% of max depth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re 1</text:p>
          </table:table-cell>
          <table:table-cell office:value-type="float" office:value="9" calcext:value-type="float">
            <text:p>9</text:p>
          </table:table-cell>
          <table:table-cell table:formula="of:=ROUND([.$D$29]/[.D19])" office:value-type="float" office:value="9" calcext:value-type="float">
            <text:p>9</text:p>
          </table:table-cell>
          <table:table-cell table:formula="of:=ROUND([.$D$29]/[.G19])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ROUND([.$D$12]*(1/[.G19]))" office:value-type="float" office:value="13" calcext:value-type="float">
            <text:p>13</text:p>
          </table:table-cell>
          <table:table-cell table:style-name="ce2" table:formula="of:=[.I19]/[.$I$29]" office:value-type="percentage" office:value="0.117117117117117" calcext:value-type="percentage">
            <text:p>11.71%</text:p>
          </table:table-cell>
          <table:table-cell table:formula="of:=ROUNDUP([.L19]*(1-[.$D$5]))" office:value-type="float" office:value="16" calcext:value-type="float">
            <text:p>16</text:p>
          </table:table-cell>
          <table:table-cell table:formula="of:=ROUND([.$L$5]*[.M19]) + [.$L$3]" office:value-type="float" office:value="22" calcext:value-type="float">
            <text:p>22</text:p>
          </table:table-cell>
          <table:table-cell table:formula="of:=POWER(1-([.F19]-1) * 1 / [.$L$7] ;[.$L$6])" office:value-type="float" office:value="0.146063763239688" calcext:value-type="float">
            <text:p>0.14606376323968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re 2</text:p>
          </table:table-cell>
          <table:table-cell office:value-type="float" office:value="9" calcext:value-type="float">
            <text:p>9</text:p>
          </table:table-cell>
          <table:table-cell table:formula="of:=ROUND([.$D$29]/[.D20])" office:value-type="float" office:value="9" calcext:value-type="float">
            <text:p>9</text:p>
          </table:table-cell>
          <table:table-cell table:formula="of:=ROUND([.$D$29]/[.G20])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ROUND([.$D$12]*(1/[.G20]))" office:value-type="float" office:value="13" calcext:value-type="float">
            <text:p>13</text:p>
          </table:table-cell>
          <table:table-cell table:style-name="ce2" table:formula="of:=[.I20]/[.$I$29]" office:value-type="percentage" office:value="0.117117117117117" calcext:value-type="percentage">
            <text:p>11.71%</text:p>
          </table:table-cell>
          <table:table-cell table:formula="of:=ROUNDUP([.L20]*(1-[.$D$5]))" office:value-type="float" office:value="16" calcext:value-type="float">
            <text:p>16</text:p>
          </table:table-cell>
          <table:table-cell table:formula="of:=ROUND([.$L$5]*[.M20]) + [.$L$3]" office:value-type="float" office:value="22" calcext:value-type="float">
            <text:p>22</text:p>
          </table:table-cell>
          <table:table-cell table:formula="of:=POWER(1-([.F20]-1) * 1 / [.$L$7] ;[.$L$6])" office:value-type="float" office:value="0.146063763239688" calcext:value-type="float">
            <text:p>0.14606376323968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re 3</text:p>
          </table:table-cell>
          <table:table-cell office:value-type="float" office:value="9" calcext:value-type="float">
            <text:p>9</text:p>
          </table:table-cell>
          <table:table-cell table:formula="of:=ROUND([.$D$29]/[.D21])" office:value-type="float" office:value="9" calcext:value-type="float">
            <text:p>9</text:p>
          </table:table-cell>
          <table:table-cell table:formula="of:=ROUND([.$D$29]/[.G21])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ROUND([.$D$12]*(1/[.G21]))" office:value-type="float" office:value="13" calcext:value-type="float">
            <text:p>13</text:p>
          </table:table-cell>
          <table:table-cell table:style-name="ce2" table:formula="of:=[.I21]/[.$I$29]" office:value-type="percentage" office:value="0.117117117117117" calcext:value-type="percentage">
            <text:p>11.71%</text:p>
          </table:table-cell>
          <table:table-cell table:formula="of:=ROUNDUP([.L21]*(1-[.$D$5]))" office:value-type="float" office:value="16" calcext:value-type="float">
            <text:p>16</text:p>
          </table:table-cell>
          <table:table-cell table:formula="of:=ROUND([.$L$5]*[.M21]) + [.$L$3]" office:value-type="float" office:value="22" calcext:value-type="float">
            <text:p>22</text:p>
          </table:table-cell>
          <table:table-cell table:formula="of:=POWER(1-([.F21]-1) * 1 / [.$L$7] ;[.$L$6])" office:value-type="float" office:value="0.146063763239688" calcext:value-type="float">
            <text:p>0.14606376323968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re 4</text:p>
          </table:table-cell>
          <table:table-cell office:value-type="float" office:value="7" calcext:value-type="float">
            <text:p>7</text:p>
          </table:table-cell>
          <table:table-cell table:formula="of:=ROUND([.$D$29]/[.D22])" office:value-type="float" office:value="11" calcext:value-type="float">
            <text:p>11</text:p>
          </table:table-cell>
          <table:table-cell table:formula="of:=ROUND([.$D$29]/[.G22])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ROUND([.$D$12]*(1/[.G22]))" office:value-type="float" office:value="13" calcext:value-type="float">
            <text:p>13</text:p>
          </table:table-cell>
          <table:table-cell table:style-name="ce2" table:formula="of:=[.I22]/[.$I$29]" office:value-type="percentage" office:value="0.117117117117117" calcext:value-type="percentage">
            <text:p>11.71%</text:p>
          </table:table-cell>
          <table:table-cell table:formula="of:=ROUNDUP([.L22]*(1-[.$D$5]))" office:value-type="float" office:value="16" calcext:value-type="float">
            <text:p>16</text:p>
          </table:table-cell>
          <table:table-cell table:formula="of:=ROUND([.$L$5]*[.M22]) + [.$L$3]" office:value-type="float" office:value="22" calcext:value-type="float">
            <text:p>22</text:p>
          </table:table-cell>
          <table:table-cell table:formula="of:=POWER(1-([.F22]-1) * 1 / [.$L$7] ;[.$L$6])" office:value-type="float" office:value="0.146063763239688" calcext:value-type="float">
            <text:p>0.14606376323968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re 5</text:p>
          </table:table-cell>
          <table:table-cell office:value-type="float" office:value="6" calcext:value-type="float">
            <text:p>6</text:p>
          </table:table-cell>
          <table:table-cell table:formula="of:=ROUND([.$D$29]/[.D23])" office:value-type="float" office:value="13" calcext:value-type="float">
            <text:p>13</text:p>
          </table:table-cell>
          <table:table-cell table:formula="of:=ROUND([.$D$29]/[.G23]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ROUND([.$D$12]*(1/[.G23]))" office:value-type="float" office:value="11" calcext:value-type="float">
            <text:p>11</text:p>
          </table:table-cell>
          <table:table-cell table:style-name="ce2" table:formula="of:=[.I23]/[.$I$29]" office:value-type="percentage" office:value="0.0990990990990991" calcext:value-type="percentage">
            <text:p>9.91%</text:p>
          </table:table-cell>
          <table:table-cell table:formula="of:=ROUNDUP([.L23]*(1-[.$D$5]))" office:value-type="float" office:value="35" calcext:value-type="float">
            <text:p>35</text:p>
          </table:table-cell>
          <table:table-cell table:formula="of:=ROUND([.$L$5]*[.M23]) + [.$L$3]" office:value-type="float" office:value="50" calcext:value-type="float">
            <text:p>50</text:p>
          </table:table-cell>
          <table:table-cell table:formula="of:=POWER(1-([.F23]-1) * 1 / [.$L$7] ;[.$L$6])" office:value-type="float" office:value="0.33295337907024" calcext:value-type="float">
            <text:p>0.3329533790702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re 6</text:p>
          </table:table-cell>
          <table:table-cell office:value-type="float" office:value="6" calcext:value-type="float">
            <text:p>6</text:p>
          </table:table-cell>
          <table:table-cell table:formula="of:=ROUND([.$D$29]/[.D24])" office:value-type="float" office:value="13" calcext:value-type="float">
            <text:p>13</text:p>
          </table:table-cell>
          <table:table-cell table:formula="of:=ROUND([.$D$29]/[.G24])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ROUND([.$D$12]*(1/[.G24]))" office:value-type="float" office:value="10" calcext:value-type="float">
            <text:p>10</text:p>
          </table:table-cell>
          <table:table-cell table:style-name="ce2" table:formula="of:=[.I24]/[.$I$29]" office:value-type="percentage" office:value="0.0900900900900901" calcext:value-type="percentage">
            <text:p>9.01%</text:p>
          </table:table-cell>
          <table:table-cell table:formula="of:=ROUNDUP([.L24]*(1-[.$D$5]))" office:value-type="float" office:value="44" calcext:value-type="float">
            <text:p>44</text:p>
          </table:table-cell>
          <table:table-cell table:formula="of:=ROUND([.$L$5]*[.M24]) + [.$L$3]" office:value-type="float" office:value="62" calcext:value-type="float">
            <text:p>62</text:p>
          </table:table-cell>
          <table:table-cell table:formula="of:=POWER(1-([.F24]-1) * 1 / [.$L$7] ;[.$L$6])" office:value-type="float" office:value="0.413130709889639" calcext:value-type="float">
            <text:p>0.41313070988963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re 7</text:p>
          </table:table-cell>
          <table:table-cell office:value-type="float" office:value="6" calcext:value-type="float">
            <text:p>6</text:p>
          </table:table-cell>
          <table:table-cell table:formula="of:=ROUND([.$D$29]/[.D25])" office:value-type="float" office:value="13" calcext:value-type="float">
            <text:p>13</text:p>
          </table:table-cell>
          <table:table-cell table:formula="of:=ROUND([.$D$29]/[.G25])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ROUND([.$D$12]*(1/[.G25]))" office:value-type="float" office:value="10" calcext:value-type="float">
            <text:p>10</text:p>
          </table:table-cell>
          <table:table-cell table:style-name="ce2" table:formula="of:=[.I25]/[.$I$29]" office:value-type="percentage" office:value="0.0900900900900901" calcext:value-type="percentage">
            <text:p>9.01%</text:p>
          </table:table-cell>
          <table:table-cell table:formula="of:=ROUNDUP([.L25]*(1-[.$D$5]))" office:value-type="float" office:value="44" calcext:value-type="float">
            <text:p>44</text:p>
          </table:table-cell>
          <table:table-cell table:formula="of:=ROUND([.$L$5]*[.M25]) + [.$L$3]" office:value-type="float" office:value="62" calcext:value-type="float">
            <text:p>62</text:p>
          </table:table-cell>
          <table:table-cell table:formula="of:=POWER(1-([.F25]-1) * 1 / [.$L$7] ;[.$L$6])" office:value-type="float" office:value="0.413130709889639" calcext:value-type="float">
            <text:p>0.41313070988963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re 8</text:p>
          </table:table-cell>
          <table:table-cell office:value-type="float" office:value="9" calcext:value-type="float">
            <text:p>9</text:p>
          </table:table-cell>
          <table:table-cell table:formula="of:=ROUND([.$D$29]/[.D26])" office:value-type="float" office:value="9" calcext:value-type="float">
            <text:p>9</text:p>
          </table:table-cell>
          <table:table-cell table:formula="of:=ROUND([.$D$29]/[.G26])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ROUND([.$D$12]*(1/[.G26]))" office:value-type="float" office:value="10" calcext:value-type="float">
            <text:p>10</text:p>
          </table:table-cell>
          <table:table-cell table:style-name="ce2" table:formula="of:=[.I26]/[.$I$29]" office:value-type="percentage" office:value="0.0900900900900901" calcext:value-type="percentage">
            <text:p>9.01%</text:p>
          </table:table-cell>
          <table:table-cell table:formula="of:=ROUNDUP([.L26]*(1-[.$D$5]))" office:value-type="float" office:value="44" calcext:value-type="float">
            <text:p>44</text:p>
          </table:table-cell>
          <table:table-cell table:formula="of:=ROUND([.$L$5]*[.M26]) + [.$L$3]" office:value-type="float" office:value="62" calcext:value-type="float">
            <text:p>62</text:p>
          </table:table-cell>
          <table:table-cell table:formula="of:=POWER(1-([.F26]-1) * 1 / [.$L$7] ;[.$L$6])" office:value-type="float" office:value="0.413130709889639" calcext:value-type="float">
            <text:p>0.41313070988963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re 9</text:p>
          </table:table-cell>
          <table:table-cell office:value-type="float" office:value="9" calcext:value-type="float">
            <text:p>9</text:p>
          </table:table-cell>
          <table:table-cell table:formula="of:=ROUND([.$D$29]/[.D27])" office:value-type="float" office:value="9" calcext:value-type="float">
            <text:p>9</text:p>
          </table:table-cell>
          <table:table-cell table:formula="of:=ROUND([.$D$29]/[.G27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ROUND([.$D$12]*(1/[.G27]))" office:value-type="float" office:value="9" calcext:value-type="float">
            <text:p>9</text:p>
          </table:table-cell>
          <table:table-cell table:style-name="ce2" table:formula="of:=[.I27]/[.$I$29]" office:value-type="percentage" office:value="0.0810810810810811" calcext:value-type="percentage">
            <text:p>8.11%</text:p>
          </table:table-cell>
          <table:table-cell table:formula="of:=ROUNDUP([.L27]*(1-[.$D$5]))" office:value-type="float" office:value="52" calcext:value-type="float">
            <text:p>52</text:p>
          </table:table-cell>
          <table:table-cell table:formula="of:=ROUND([.$L$5]*[.M27]) + [.$L$3]" office:value-type="float" office:value="73" calcext:value-type="float">
            <text:p>73</text:p>
          </table:table-cell>
          <table:table-cell table:formula="of:=POWER(1-([.F27]-1) * 1 / [.$L$7] ;[.$L$6])" office:value-type="float" office:value="0.488393627874564" calcext:value-type="float">
            <text:p>0.48839362787456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Ore 10</text:p>
          </table:table-cell>
          <table:table-cell office:value-type="float" office:value="9" calcext:value-type="float">
            <text:p>9</text:p>
          </table:table-cell>
          <table:table-cell table:formula="of:=ROUND([.$D$29]/[.D28])" office:value-type="float" office:value="9" calcext:value-type="float">
            <text:p>9</text:p>
          </table:table-cell>
          <table:table-cell table:formula="of:=ROUND([.$D$29]/[.G28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ROUND([.$D$12]*(1/[.G28]))" office:value-type="float" office:value="9" calcext:value-type="float">
            <text:p>9</text:p>
          </table:table-cell>
          <table:table-cell table:style-name="ce2" table:formula="of:=[.I28]/[.$I$29]" office:value-type="percentage" office:value="0.0810810810810811" calcext:value-type="percentage">
            <text:p>8.11%</text:p>
          </table:table-cell>
          <table:table-cell table:formula="of:=ROUNDUP([.L28]*(1-[.$D$5]))" office:value-type="float" office:value="52" calcext:value-type="float">
            <text:p>52</text:p>
          </table:table-cell>
          <table:table-cell table:formula="of:=ROUND([.$L$5]*[.M28]) + [.$L$3]" office:value-type="float" office:value="73" calcext:value-type="float">
            <text:p>73</text:p>
          </table:table-cell>
          <table:table-cell table:formula="of:=POWER(1-([.F28]-1) * 1 / [.$L$7] ;[.$L$6])" office:value-type="float" office:value="0.488393627874564" calcext:value-type="float">
            <text:p>0.488393627874564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SUM([.D19:.D28])" office:value-type="float" office:value="79" calcext:value-type="float">
            <text:p>79</text:p>
          </table:table-cell>
          <table:table-cell table:style-name="ce9"/>
          <table:table-cell table:style-name="ce9" table:formula="of:=SUM([.F19:.F28])" office:value-type="float" office:value="111" calcext:value-type="float">
            <text:p>111</text:p>
          </table:table-cell>
          <table:table-cell table:style-name="ce18"/>
          <table:table-cell table:style-name="ce19"/>
          <table:table-cell table:style-name="ce9" table:formula="of:=ROUND(SUM([.I19:.I28]))" office:value-type="float" office:value="111" calcext:value-type="float">
            <text:p>111</text:p>
          </table:table-cell>
          <table:table-cell table:style-name="ce19" table:formula="of:=SUM([.J19:.J28])" office:value-type="percentage" office:value="1" calcext:value-type="percentage">
            <text:p>100.00%</text:p>
          </table:table-cell>
          <table:table-cell table:style-name="ce9" table:number-columns-repeated="3"/>
          <table:table-cell table:number-columns-repeated="1011"/>
        </table:table-row>
        <table:table-row table:style-name="ro1">
          <table:table-cell table:number-columns-repeated="8"/>
          <table:table-cell table:style-name="ce2" table:formula="of:=[.I29]/[.D16]" office:value-type="percentage" office:value="1.60869565217391" calcext:value-type="percentage">
            <text:p>160.87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formula="of:=[.D29]/[.E19]" office:value-type="float" office:value="8.77777777777778" calcext:value-type="float">
            <text:p>8.7777777777777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otal ore slots</text:p>
          </table:table-cell>
          <table:table-cell table:formula="of:=[.$D$12]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slot coun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frequency = my slot count / rafflable ore slots</text:p>
          </table:table-cell>
          <table:table-cell table:style-name="ce2" table:formula="of:=[.D34]/[.D33]" office:value-type="percentage" office:value="0.0759493670886076" calcext:value-type="percentage">
            <text:p>7.59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rarity </text:p>
          </table:table-cell>
          <table:table-cell table:formula="of:=ROUND(1/[.D35])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% of max depth</text:p>
          </table:table-cell>
          <table:table-cell table:style-name="ce2" table:formula="of:=1-[.D35]" office:value-type="percentage" office:value="0.924050632911392" calcext:value-type="percentage">
            <text:p>92.41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 ore slots</text:p>
          </table:table-cell>
          <table:table-cell table:formula="of:=[.$D$12]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slot coun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frequency = my slot count / rafflable ore slots</text:p>
          </table:table-cell>
          <table:table-cell table:style-name="ce2" table:formula="of:=[.D40]/[.D39]" office:value-type="percentage" office:value="0.0759493670886076" calcext:value-type="percentage">
            <text:p>7.59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rarity </text:p>
          </table:table-cell>
          <table:table-cell table:formula="of:=ROUND(1/[.D41])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 ore slots</text:p>
          </table:table-cell>
          <table:table-cell table:formula="of:=[.$D$12]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slot coun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frequency = my slot count / rafflable ore slots</text:p>
          </table:table-cell>
          <table:table-cell table:style-name="ce2" table:formula="of:=[.D45]/[.D44]" office:value-type="percentage" office:value="0.0759493670886076" calcext:value-type="percentage">
            <text:p>7.59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rarity </text:p>
          </table:table-cell>
          <table:table-cell table:formula="of:=ROUND(1/[.D46])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 ore slots</text:p>
          </table:table-cell>
          <table:table-cell table:formula="of:=[.$D$12]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slot count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frequency = my slot count / rafflable ore slots</text:p>
          </table:table-cell>
          <table:table-cell table:style-name="ce2" table:formula="of:=[.D50]/[.D49]" office:value-type="percentage" office:value="0.0759493670886076" calcext:value-type="percentage">
            <text:p>7.59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rarity </text:p>
          </table:table-cell>
          <table:table-cell table:formula="of:=ROUND(1/[.D51])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 ore slots</text:p>
          </table:table-cell>
          <table:table-cell table:formula="of:=[.$D$12]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slot coun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frequency = my slot count / rafflable ore slots</text:p>
          </table:table-cell>
          <table:table-cell table:style-name="ce2" table:formula="of:=[.D55]/[.D54]" office:value-type="percentage" office:value="0.0886075949367089" calcext:value-type="percentage">
            <text:p>8.86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rarity </text:p>
          </table:table-cell>
          <table:table-cell table:formula="of:=ROUND(1/[.D56])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 ore slots</text:p>
          </table:table-cell>
          <table:table-cell table:formula="of:=[.$D$12]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slot coun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frequency = my slot count / rafflable ore slots</text:p>
          </table:table-cell>
          <table:table-cell table:style-name="ce2" table:formula="of:=[.D60]/[.D59]" office:value-type="percentage" office:value="0.10126582278481" calcext:value-type="percentage">
            <text:p>10.13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rarity </text:p>
          </table:table-cell>
          <table:table-cell table:formula="of:=ROUND(1/[.D61])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 ore slots</text:p>
          </table:table-cell>
          <table:table-cell table:formula="of:=[.$D$12]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slot coun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frequency = my slot count / rafflable ore slots</text:p>
          </table:table-cell>
          <table:table-cell table:style-name="ce2" table:formula="of:=[.D65]/[.D64]" office:value-type="percentage" office:value="0.10126582278481" calcext:value-type="percentage">
            <text:p>10.13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rarity </text:p>
          </table:table-cell>
          <table:table-cell table:formula="of:=ROUND(1/[.D66])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 ore slots</text:p>
          </table:table-cell>
          <table:table-cell table:formula="of:=[.$D$12]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slot coun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frequency = my slot count / rafflable ore slots</text:p>
          </table:table-cell>
          <table:table-cell table:style-name="ce2" table:formula="of:=[.D70]/[.D69]" office:value-type="percentage" office:value="0.113924050632911" calcext:value-type="percentage">
            <text:p>11.39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rarity </text:p>
          </table:table-cell>
          <table:table-cell table:formula="of:=ROUND(1/[.D71]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 ore slots</text:p>
          </table:table-cell>
          <table:table-cell table:formula="of:=[.$D$12]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slot coun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frequency = my slot count / rafflable ore slots</text:p>
          </table:table-cell>
          <table:table-cell table:style-name="ce2" table:formula="of:=[.D75]/[.D74]" office:value-type="percentage" office:value="0.113924050632911" calcext:value-type="percentage">
            <text:p>11.39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rarity </text:p>
          </table:table-cell>
          <table:table-cell table:formula="of:=ROUND(1/[.D76]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 ore slots</text:p>
          </table:table-cell>
          <table:table-cell table:formula="of:=[.$D$12]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slot coun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frequency = my slot count / rafflable ore slots</text:p>
          </table:table-cell>
          <table:table-cell table:style-name="ce2" table:formula="of:=[.D80]/[.D79]" office:value-type="percentage" office:value="0.126582278481013" calcext:value-type="percentage">
            <text:p>12.66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rarity </text:p>
          </table:table-cell>
          <table:table-cell table:formula="of:=ROUND(1/[.D81])" office:value-type="float" office:value="8" calcext:value-type="float">
            <text:p>8</text:p>
          </table:table-cell>
          <table:table-cell table:number-columns-repeated="1020"/>
        </table:table-row>
      </table:table>
      <table:table table:name="MinMaxLinearGraphMethod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val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<text:s/>max</text:p>
          </table:table-cell>
          <table:table-cell/>
          <table:table-cell office:value-type="string" calcext:value-type="string">
            <text:p>y = mx + b</text:p>
          </table:table-cell>
          <table:table-cell table:number-columns-repeated="2"/>
          <table:table-cell table:style-name="ce10" office:value-type="string" calcext:value-type="string">
            <text:p>log(CenterPoint, MaxDepth)</text:p>
          </table:table-cell>
          <table:table-cell table:style-name="ce13" table:formula="of:=LOG([.$D$14];[.$G$8])" office:value-type="float" office:value="0.450704228450437" calcext:value-type="float">
            <text:p>0.45070422845043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eeper Ores Mininum Depth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 = min depth</text:p>
          </table:table-cell>
          <table:table-cell table:formula="of:=[.D3]" office:value-type="float" office:value="0" calcext:value-type="float">
            <text:p>0</text:p>
          </table:table-cell>
          <table:table-cell office:value-type="string" calcext:value-type="string">
            <text:p>E8</text:p>
          </table:table-cell>
          <table:table-cell table:style-name="ce11" office:value-type="string" calcext:value-type="string">
            <text:p>MaxDepth / CenterPoint</text:p>
          </table:table-cell>
          <table:table-cell table:style-name="ce14" table:formula="of:=[.G8]/[.D14]" office:value-type="float" office:value="10.7142857142857" calcext:value-type="float">
            <text:p>10.714285714285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Deeper Ores Maximum Depth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M = some slope</text:p>
          </table:table-cell>
          <table:table-cell table:formula="of:= ([.F8] / [.D14])" office:value-type="float" office:value="6.42857142857143" calcext:value-type="float">
            <text:p>6.42857142857143</text:p>
          </table:table-cell>
          <table:table-cell/>
          <table:table-cell table:style-name="ce12" office:value-type="string" calcext:value-type="string">
            <text:p>Product</text:p>
          </table:table-cell>
          <table:table-cell table:style-name="ce15" table:formula="of:=[.M2]*[.M3]" office:value-type="float" office:value="4.82897387625468" calcext:value-type="float">
            <text:p>4.8289738762546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World AutoDepth Fuzz</text:p>
          </table:table-cell>
          <table:table-cell table:style-name="ce1" office:value-type="percentage" office:value="0.3" calcext:value-type="percentage">
            <text:p>30.0%</text:p>
          </table:table-cell>
          <table:table-cell table:style-name="ce2" table:formula="of:=1-[.D5]" office:value-type="percentage" office:value="0.7" calcext:value-type="percentage">
            <text:p>70.00%</text:p>
          </table:table-cell>
          <table:table-cell table:style-name="ce2" table:formula="of:=1" office:value-type="percentage" office:value="1" calcext:value-type="percentage">
            <text:p>100.00%</text:p>
          </table:table-cell>
          <table:table-cell table:style-name="ce2" table:formula="of:=1+[.D5]" office:value-type="percentage" office:value="1.3" calcext:value-type="percentage">
            <text:p>130.00%</text:p>
          </table:table-cell>
          <table:table-cell table:number-columns-repeated="4"/>
          <table:table-cell table:style-name="ce11"/>
          <table:table-cell table:style-name="ce14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World AutoSize Factor</text:p>
          </table:table-cell>
          <table:table-cell table:style-name="ce1" office:value-type="percentage" office:value="0.075" calcext:value-type="percentage">
            <text:p>7.5%</text:p>
          </table:table-cell>
          <table:table-cell table:number-columns-repeated="4"/>
          <table:table-cell office:value-type="string" calcext:value-type="string">
            <text:p>Min Rarity</text:p>
          </table:table-cell>
          <table:table-cell table:formula="of:=MIN([.D19:.D28])" office:value-type="float" office:value="6" calcext:value-type="float">
            <text:p>6</text:p>
          </table:table-cell>
          <table:table-cell/>
          <table:table-cell table:style-name="ce11" office:value-type="string" calcext:value-type="string">
            <text:p>CenterPoint / Rarity Difference</text:p>
          </table:table-cell>
          <table:table-cell table:style-name="ce14" table:formula="of:=[.D14]/[.J9]" office:value-type="float" office:value="2.33333333333333" calcext:value-type="float">
            <text:p>2.3333333333333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World AutoSize Fuzz</text:p>
          </table:table-cell>
          <table:table-cell table:style-name="ce1" office:value-type="percentage" office:value="0.1" calcext:value-type="percentage">
            <text:p>10.0%</text:p>
          </table:table-cell>
          <table:table-cell table:style-name="ce2" table:formula="of:=1-[.D7]" office:value-type="percentage" office:value="0.9" calcext:value-type="percentage">
            <text:p>90.00%</text:p>
          </table:table-cell>
          <table:table-cell table:style-name="ce2" table:formula="of:=1" office:value-type="percentage" office:value="1" calcext:value-type="percentage">
            <text:p>100.00%</text:p>
          </table:table-cell>
          <table:table-cell table:style-name="ce2" table:formula="of:=1+[.D7]" office:value-type="percentage" office:value="1.1" calcext:value-type="percentage">
            <text:p>110.00%</text:p>
          </table:table-cell>
          <table:table-cell/>
          <table:table-cell office:value-type="string" calcext:value-type="string">
            <text:p>Max Rarity</text:p>
          </table:table-cell>
          <table:table-cell table:formula="of:=MAX([.D19:.D28])"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Product</text:p>
          </table:table-cell>
          <table:table-cell table:style-name="ce15" table:formula="of:=[.M4] * [.M6]" office:value-type="float" office:value="11.2676057112609" calcext:value-type="float">
            <text:p>11.267605711260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World UseDetector AutoDepth Factor</text:p>
          </table:table-cell>
          <table:table-cell table:style-name="ce1" office:value-type="percentage" office:value="0.5" calcext:value-type="percentage">
            <text:p>50.0%</text:p>
          </table:table-cell>
          <table:table-cell table:formula="of:=[.D8]*[.D4]*[.D5]" office:value-type="float" office:value="22.5" calcext:value-type="float">
            <text:p>22.5</text:p>
          </table:table-cell>
          <table:table-cell table:formula="of:=[.D8]*[.D4]*[.D5] * 2" office:value-type="float" office:value="45" calcext:value-type="float">
            <text:p>45</text:p>
          </table:table-cell>
          <table:table-cell table:formula="of:=[.D8]*[.D4]" office:value-type="float" office:value="75" calcext:value-type="float">
            <text:p>75</text:p>
          </table:table-cell>
          <table:table-cell/>
          <table:table-cell office:value-type="string" calcext:value-type="string">
            <text:p>Rarity Factor</text:p>
          </table:table-cell>
          <table:table-cell table:formula="of:=[.J6]/[.J7]" office:value-type="float" office:value="0.666666666666667" calcext:value-type="float">
            <text:p>0.666666666666667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arity Difference</text:p>
          </table:table-cell>
          <table:table-cell table:formula="of:=[.J7]-[.J6]" office:value-type="float" office:value="3" calcext:value-type="float">
            <text:p>3</text:p>
          </table:table-cell>
          <table:table-cell/>
          <table:table-cell office:value-type="string" calcext:value-type="string">
            <text:p>Additive MaxDepth</text:p>
          </table:table-cell>
          <table:table-cell table:style-name="ce16" table:formula="of:=ROUND(( [.$M$4] * [.$M$6] * [.$D$28]) + [.$D$3])" office:value-type="float" office:value="101" calcext:value-type="float">
            <text:p>101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Highest Depth</text:p>
          </table:table-cell>
          <table:table-cell table:formula="of:=MAX([.J19:.J28])"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Primary_20_Value" office:value-type="string" calcext:value-type="string">
            <text:p>OreMapping Slots</text:p>
          </table:table-cell>
          <table:table-cell table:style-name="Primary_20_Value" office:value-type="float" office:value="52" calcext:value-type="float">
            <text:p>52</text:p>
          </table:table-cell>
          <table:table-cell table:style-name="Primary_20_Value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Primary_20_Value" office:value-type="string" calcext:value-type="string">
            <text:p>Assigned Ores Count</text:p>
          </table:table-cell>
          <table:table-cell table:style-name="Primary_20_Value" office:value-type="float" office:value="10" calcext:value-type="float">
            <text:p>10</text:p>
          </table:table-cell>
          <table:table-cell table:style-name="Primary_20_Value" table:number-columns-repeated="3"/>
          <table:table-cell table:number-columns-repeated="5"/>
          <table:table-cell table:formula="of:=[.M3]*[.M6]"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Primary_20_Value" office:value-type="string" calcext:value-type="string">
            <text:p>Configured Rarity Center Point</text:p>
          </table:table-cell>
          <table:table-cell table:style-name="Primary_20_Value" office:value-type="float" office:value="7" calcext:value-type="float">
            <text:p>7</text:p>
          </table:table-cell>
          <table:table-cell table:style-name="Primary_20_Value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Planet Mean Rarity</text:p>
          </table:table-cell>
          <table:table-cell table:style-name="ce6" table:formula="of:=[.D14]" office:value-type="float" office:value="7" calcext:value-type="float">
            <text:p>7</text:p>
          </table:table-cell>
          <table:table-cell table:style-name="ce6" table:number-columns-repeated="3"/>
          <table:table-cell table:number-columns-repeated="4"/>
          <table:table-cell office:value-type="string" calcext:value-type="string">
            <text:p>Subtractive MaxDepth</text:p>
          </table:table-cell>
          <table:table-cell table:formula="of:=ROUND( [.$G$8] - ( [.$M$2] * ( [.$D$28] / [.$D$14]) + [.$D$3]))" office:value-type="float" office:value="74" calcext:value-type="float">
            <text:p>74</text:p>
          </table:table-cell>
          <table:table-cell table:number-columns-repeated="1011"/>
        </table:table-row>
        <table:table-row table:style-name="ro1">
          <table:table-cell table:style-name="ce5" table:number-columns-repeated="2"/>
          <table:table-cell table:style-name="ce6" office:value-type="string" calcext:value-type="string">
            <text:p>Rafflable OreMapping Slots</text:p>
          </table:table-cell>
          <table:table-cell table:style-name="ce6" table:formula="of:=[.D12]-[.D13]" office:value-type="float" office:value="42" calcext:value-type="float">
            <text:p>42</text:p>
          </table:table-cell>
          <table:table-cell table:style-name="ce6"/>
          <table:table-cell table:style-name="ce6" table:formula="of:=ROUND(SUM([.F19:.F25]))" office:value-type="float" office:value="59" calcext:value-type="float">
            <text:p>59</text:p>
          </table:table-cell>
          <table:table-cell table:style-name="ce6"/>
          <table:table-cell table:style-name="ce5" table:number-columns-repeated="1017"/>
        </table:table-row>
        <table:table-row table:style-name="ro1">
          <table:table-cell table:style-name="ce5" table:number-columns-repeated="2"/>
          <table:table-cell table:number-columns-repeated="5"/>
          <table:table-cell table:style-name="ce5"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arity</text:p>
          </table:table-cell>
          <table:table-cell office:value-type="string" calcext:value-type="string">
            <text:p>Min. Slots</text:p>
          </table:table-cell>
          <table:table-cell office:value-type="string" calcext:value-type="string">
            <text:p>Adnl Tickets</text:p>
          </table:table-cell>
          <table:table-cell office:value-type="string" calcext:value-type="string">
            <text:p>A.S. Probability</text:p>
          </table:table-cell>
          <table:table-cell office:value-type="string" calcext:value-type="string">
            <text:p>Min Depth</text:p>
          </table:table-cell>
          <table:table-cell office:value-type="string" calcext:value-type="string">
            <text:p>Base Depth</text:p>
          </table:table-cell>
          <table:table-cell office:value-type="string" calcext:value-type="string">
            <text:p>Max Depth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re 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ROUND([.$D$12]*(1/[.D19]))" office:value-type="float" office:value="9" calcext:value-type="float">
            <text:p>9</text:p>
          </table:table-cell>
          <table:table-cell table:style-name="ce2" table:formula="of:=[.F19]/[.$F$16]" office:value-type="percentage" office:value="0.152542372881356" calcext:value-type="percentage">
            <text:p>15.25%</text:p>
          </table:table-cell>
          <table:table-cell table:formula="of:=ROUND([.J19]*[.$D$5])" office:value-type="float" office:value="22" calcext:value-type="float">
            <text:p>22</text:p>
          </table:table-cell>
          <table:table-cell table:formula="of:=ROUND([.J19]*[.$D$5]*2)" office:value-type="float" office:value="44" calcext:value-type="float">
            <text:p>44</text:p>
          </table:table-cell>
          <table:table-cell table:formula="of:=ROUND( [.$G$8] - ( [.$M$2] * ( [.$D$14] / [.D19]  ) + [.$D$3]))" office:value-type="float" office:value="74" calcext:value-type="float">
            <text:p>7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re 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ROUND([.$D$12]*(1/[.D20]))" office:value-type="float" office:value="9" calcext:value-type="float">
            <text:p>9</text:p>
          </table:table-cell>
          <table:table-cell table:style-name="ce2" table:formula="of:=[.F20]/[.$F$16]" office:value-type="percentage" office:value="0.152542372881356" calcext:value-type="percentage">
            <text:p>15.25%</text:p>
          </table:table-cell>
          <table:table-cell table:formula="of:=ROUND([.J20]*[.$D$5])" office:value-type="float" office:value="22" calcext:value-type="float">
            <text:p>22</text:p>
          </table:table-cell>
          <table:table-cell table:formula="of:=ROUND([.J20]*[.$D$5]*2)" office:value-type="float" office:value="44" calcext:value-type="float">
            <text:p>44</text:p>
          </table:table-cell>
          <table:table-cell table:formula="of:=ROUND( [.$G$8] - ( [.$M$2] * ( [.$D$14] / [.D20]  ) + [.$D$3]))" office:value-type="float" office:value="74" calcext:value-type="float">
            <text:p>7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re 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ROUND([.$D$12]*(1/[.D21]))" office:value-type="float" office:value="9" calcext:value-type="float">
            <text:p>9</text:p>
          </table:table-cell>
          <table:table-cell table:style-name="ce2" table:formula="of:=[.F21]/[.$F$16]" office:value-type="percentage" office:value="0.152542372881356" calcext:value-type="percentage">
            <text:p>15.25%</text:p>
          </table:table-cell>
          <table:table-cell table:formula="of:=ROUND([.J21]*[.$D$5])" office:value-type="float" office:value="22" calcext:value-type="float">
            <text:p>22</text:p>
          </table:table-cell>
          <table:table-cell table:formula="of:=ROUND([.J21]*[.$D$5]*2)" office:value-type="float" office:value="44" calcext:value-type="float">
            <text:p>44</text:p>
          </table:table-cell>
          <table:table-cell table:formula="of:=ROUND( [.$G$8] - ( [.$M$2] * ( [.$D$14] / [.D21]  ) + [.$D$3]))" office:value-type="float" office:value="74" calcext:value-type="float">
            <text:p>7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re 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ROUND([.$D$12]*(1/[.D22]))" office:value-type="float" office:value="9" calcext:value-type="float">
            <text:p>9</text:p>
          </table:table-cell>
          <table:table-cell table:style-name="ce2" table:formula="of:=[.F22]/[.$F$16]" office:value-type="percentage" office:value="0.152542372881356" calcext:value-type="percentage">
            <text:p>15.25%</text:p>
          </table:table-cell>
          <table:table-cell table:formula="of:=ROUND([.J22]*[.$D$5])" office:value-type="float" office:value="22" calcext:value-type="float">
            <text:p>22</text:p>
          </table:table-cell>
          <table:table-cell table:formula="of:=ROUND([.J22]*[.$D$5]*2)" office:value-type="float" office:value="44" calcext:value-type="float">
            <text:p>44</text:p>
          </table:table-cell>
          <table:table-cell table:formula="of:=ROUND( [.$G$8] - ( [.$M$2] * ( [.$D$14] / [.D22]  ) + [.$D$3]))" office:value-type="float" office:value="74" calcext:value-type="float">
            <text:p>7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re 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ROUND([.$D$12]*(1/[.D23]))" office:value-type="float" office:value="9" calcext:value-type="float">
            <text:p>9</text:p>
          </table:table-cell>
          <table:table-cell table:style-name="ce2" table:formula="of:=[.F23]/[.$F$16]" office:value-type="percentage" office:value="0.152542372881356" calcext:value-type="percentage">
            <text:p>15.25%</text:p>
          </table:table-cell>
          <table:table-cell table:formula="of:=ROUND([.J23]*[.$D$5])" office:value-type="float" office:value="22" calcext:value-type="float">
            <text:p>22</text:p>
          </table:table-cell>
          <table:table-cell table:formula="of:=ROUND([.J23]*[.$D$5]*2)" office:value-type="float" office:value="44" calcext:value-type="float">
            <text:p>44</text:p>
          </table:table-cell>
          <table:table-cell table:formula="of:=ROUND( [.$G$8] - ( [.$M$2] * ( [.$D$14] / [.D23]  ) + [.$D$3]))" office:value-type="float" office:value="74" calcext:value-type="float">
            <text:p>7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re 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ROUND([.$D$12]*(1/[.D24]))" office:value-type="float" office:value="7" calcext:value-type="float">
            <text:p>7</text:p>
          </table:table-cell>
          <table:table-cell table:style-name="ce2" table:formula="of:=[.F24]/[.$F$16]" office:value-type="percentage" office:value="0.11864406779661" calcext:value-type="percentage">
            <text:p>11.86%</text:p>
          </table:table-cell>
          <table:table-cell table:formula="of:=ROUND([.J24]*[.$D$5])" office:value-type="float" office:value="23" calcext:value-type="float">
            <text:p>23</text:p>
          </table:table-cell>
          <table:table-cell table:formula="of:=ROUND([.J24]*[.$D$5]*2)" office:value-type="float" office:value="45" calcext:value-type="float">
            <text:p>45</text:p>
          </table:table-cell>
          <table:table-cell table:formula="of:=ROUND( [.$G$8] - ( [.$M$2] * ( [.$D$14] / [.D24]  ) + [.$D$3]))"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re 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ROUND([.$D$12]*(1/[.D25]))" office:value-type="float" office:value="7" calcext:value-type="float">
            <text:p>7</text:p>
          </table:table-cell>
          <table:table-cell table:style-name="ce2" table:formula="of:=[.F25]/[.$F$16]" office:value-type="percentage" office:value="0.11864406779661" calcext:value-type="percentage">
            <text:p>11.86%</text:p>
          </table:table-cell>
          <table:table-cell table:formula="of:=ROUND([.J25]*[.$D$5])" office:value-type="float" office:value="23" calcext:value-type="float">
            <text:p>23</text:p>
          </table:table-cell>
          <table:table-cell table:formula="of:=ROUND([.J25]*[.$D$5]*2)" office:value-type="float" office:value="45" calcext:value-type="float">
            <text:p>45</text:p>
          </table:table-cell>
          <table:table-cell table:formula="of:=ROUND( [.$G$8] - ( [.$M$2] * ( [.$D$14] / [.D25]  ) + [.$D$3]))"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re 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ROUND([.$D$12]*(1/[.D26]))" office:value-type="float" office:value="6" calcext:value-type="float">
            <text:p>6</text:p>
          </table:table-cell>
          <table:table-cell table:style-name="ce2" table:formula="of:=[.F26]/[.$F$16]" office:value-type="percentage" office:value="0.101694915254237" calcext:value-type="percentage">
            <text:p>10.17%</text:p>
          </table:table-cell>
          <table:table-cell table:formula="of:=ROUND([.J26]*[.$D$5])" office:value-type="float" office:value="23" calcext:value-type="float">
            <text:p>23</text:p>
          </table:table-cell>
          <table:table-cell table:formula="of:=ROUND([.J26]*[.$D$5]*2)" office:value-type="float" office:value="45" calcext:value-type="float">
            <text:p>45</text:p>
          </table:table-cell>
          <table:table-cell table:formula="of:=ROUND( [.$G$8] - ( [.$M$2] * ( [.$D$14] / [.D26]  ) + [.$D$3]))"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re 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ROUND([.$D$12]*(1/[.D27]))" office:value-type="float" office:value="6" calcext:value-type="float">
            <text:p>6</text:p>
          </table:table-cell>
          <table:table-cell table:style-name="ce2" table:formula="of:=[.F27]/[.$F$16]" office:value-type="percentage" office:value="0.101694915254237" calcext:value-type="percentage">
            <text:p>10.17%</text:p>
          </table:table-cell>
          <table:table-cell table:formula="of:=ROUND([.J27]*[.$D$5])" office:value-type="float" office:value="23" calcext:value-type="float">
            <text:p>23</text:p>
          </table:table-cell>
          <table:table-cell table:formula="of:=ROUND([.J27]*[.$D$5]*2)" office:value-type="float" office:value="45" calcext:value-type="float">
            <text:p>45</text:p>
          </table:table-cell>
          <table:table-cell table:formula="of:=ROUND( [.$G$8] - ( [.$M$2] * ( [.$D$14] / [.D27]  ) + [.$D$3]))"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re 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ROUND([.$D$12]*(1/[.D28]))" office:value-type="float" office:value="6" calcext:value-type="float">
            <text:p>6</text:p>
          </table:table-cell>
          <table:table-cell table:style-name="ce2" table:formula="of:=[.F28]/[.$F$16]" office:value-type="percentage" office:value="0.101694915254237" calcext:value-type="percentage">
            <text:p>10.17%</text:p>
          </table:table-cell>
          <table:table-cell table:formula="of:=ROUND([.J28]*[.$D$5])" office:value-type="float" office:value="23" calcext:value-type="float">
            <text:p>23</text:p>
          </table:table-cell>
          <table:table-cell table:formula="of:=ROUND([.J28]*[.$D$5]*2)" office:value-type="float" office:value="45" calcext:value-type="float">
            <text:p>45</text:p>
          </table:table-cell>
          <table:table-cell table:formula="of:=ROUND( [.$G$8] - ( [.$M$2] * ( [.$D$14] / [.D28]  ) + [.$D$3]))"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" table:formula="of:=[.F16]/[.D16]" office:value-type="percentage" office:value="1.4047619047619" calcext:value-type="percentage">
            <text:p>140.48%</text:p>
          </table:table-cell>
          <table:table-cell table:style-name="ce2" table:formula="of:=SUM([.G19:.G28])" office:value-type="percentage" office:value="1.30508474576271" calcext:value-type="percentage">
            <text:p>130.51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 ore slots</text:p>
          </table:table-cell>
          <table:table-cell table:formula="of:=[.D12]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slot coun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frequency = my slot count / rafflable ore slots</text:p>
          </table:table-cell>
          <table:table-cell table:style-name="ce2" table:formula="of:=([.D34]/[.D33])" office:value-type="percentage" office:value="0.173076923076923" calcext:value-type="percentage">
            <text:p>17.31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rarity </text:p>
          </table:table-cell>
          <table:table-cell table:formula="of:=ROUND(1/[.D35])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 ore slots</text:p>
          </table:table-cell>
          <table:table-cell table:formula="of:=[.D12]" office:value-type="float" office:value="52" calcext:value-type="float">
            <text:p>52</text:p>
          </table:table-cell>
          <table:table-cell/>
          <table:table-cell table:formula="of:=AVERAGE([.D36];[.D41];[.D46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y slot coun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frequency = my slot count / rafflable ore slots</text:p>
          </table:table-cell>
          <table:table-cell table:style-name="ce2" table:formula="of:=([.D39]/[.D38])" office:value-type="percentage" office:value="0.134615384615385" calcext:value-type="percentage">
            <text:p>13.46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rarity </text:p>
          </table:table-cell>
          <table:table-cell table:formula="of:=ROUND(1/[.D40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 ore slots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slot coun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frequency = my slot count / rafflable ore slots</text:p>
          </table:table-cell>
          <table:table-cell table:style-name="ce2" table:formula="of:=([.D44]/[.D43])" office:value-type="percentage" office:value="0.192307692307692" calcext:value-type="percentage">
            <text:p>19.23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rarity </text:p>
          </table:table-cell>
          <table:table-cell table:formula="of:=ROUND(1/[.D45])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FAULT_OREDEPTH_MODIFI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FAULT_OREDEPTH_MODIFI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FAULT_OREGROUP_OREDETECTOR_CUBESIZE small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FAULT_OREGROUP_OREDETECTOR_CUBESIZE large</text:p>
          </table:table-cell>
          <table:table-cell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FAULT_OREGROUP_AUTODEPTH_FACTOR</text:p>
          </table:table-cell>
          <table:table-cell table:style-name="ce1" office:value-type="percentage" office:value="0.75" calcext:value-type="percentage">
            <text:p>75.0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FAULT_OREGROUP_AUTODEPTH_FUZZ</text:p>
          </table:table-cell>
          <table:table-cell table:style-name="ce1" office:value-type="percentage" office:value="0.3" calcext:value-type="percentage">
            <text:p>30.0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FAULT_OREGROUP_AUTOSIZE_FACTOR</text:p>
          </table:table-cell>
          <table:table-cell table:style-name="ce1" office:value-type="percentage" office:value="0.075" calcext:value-type="percentage">
            <text:p>7.5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FAULT_OREGROUP_AUTOSIZE_FUZZ</text:p>
          </table:table-cell>
          <table:table-cell table:style-name="ce1" office:value-type="percentage" office:value="0.1" calcext:value-type="percentage">
            <text:p>10.0%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pth before fuzz</text:p>
          </table:table-cell>
          <table:table-cell table:formula="of:=[.D51]*[.D53]" office:value-type="float" office:value="37.5" calcext:value-type="float">
            <text:p>37.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uzz +</text:p>
          </table:table-cell>
          <table:table-cell table:formula="of:=[.D59]+([.D59]*-0.3)" office:value-type="float" office:value="26.25" calcext:value-type="float">
            <text:p>26.2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uzz -</text:p>
          </table:table-cell>
          <table:table-cell table:formula="of:=[.D59]+([.D59]*0.3)" office:value-type="float" office:value="48.75" calcext:value-type="float">
            <text:p>48.75</text:p>
          </table:table-cell>
          <table:table-cell table:number-columns-repeated="1020"/>
        </table:table-row>
      </table:table>
      <table:table table:name="Min OR Max Method" table:style-name="ta1">
        <table:table-column table:style-name="co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al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<text:s/>ma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FAULT_OREDEPTH_MODIFIER_SMAL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FAULT_OREDEPTH_MODIFIER_LARG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FAULT_OREGROUP_OREDETECTOR_CUBESIZE small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FAULT_OREGROUP_OREDETECTOR_CUBESIZE large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FAULT_OREGROUP_AUTODEPTH_FACTOR</text:p>
          </table:table-cell>
          <table:table-cell table:style-name="ce1" office:value-type="percentage" office:value="0.5" calcext:value-type="percentage">
            <text:p>50.0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FAULT_OREGROUP_AUTODEPTH_FUZZ</text:p>
          </table:table-cell>
          <table:table-cell table:style-name="ce1" office:value-type="percentage" office:value="0.3" calcext:value-type="percentage">
            <text:p>30.0%</text:p>
          </table:table-cell>
          <table:table-cell table:style-name="ce2" table:formula="of:=1-[.D9]" office:value-type="percentage" office:value="0.7" calcext:value-type="percentage">
            <text:p>70.00%</text:p>
          </table:table-cell>
          <table:table-cell table:style-name="ce2" table:formula="of:=1+[.D9]" office:value-type="percentage" office:value="1.3" calcext:value-type="percentage">
            <text:p>130.00%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FAULT_OREGROUP_AUTOSIZE_FACTOR</text:p>
          </table:table-cell>
          <table:table-cell table:style-name="ce1" office:value-type="percentage" office:value="0.075" calcext:value-type="percentage">
            <text:p>7.5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FAULT_OREGROUP_AUTOSIZE_FUZZ</text:p>
          </table:table-cell>
          <table:table-cell table:style-name="ce1" office:value-type="percentage" office:value="0.1" calcext:value-type="percentage">
            <text:p>10.0%</text:p>
          </table:table-cell>
          <table:table-cell table:style-name="ce2" table:formula="of:=1-[.D11]" office:value-type="percentage" office:value="0.9" calcext:value-type="percentage">
            <text:p>90.00%</text:p>
          </table:table-cell>
          <table:table-cell table:style-name="ce2" table:formula="of:=1+[.D11]" office:value-type="percentage" office:value="1.1" calcext:value-type="percentage">
            <text:p>110.00%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depth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mall min</text:p>
          </table:table-cell>
          <table:table-cell table:formula="of:=ROUND([.$D$5]*[.$D$7]*[.$D$8]*[.$E$9])+[.D3]" office:value-type="float" office:value="18" calcext:value-type="float">
            <text:p>18</text:p>
          </table:table-cell>
          <table:table-cell table:formula="of:=ROUND([.F16]*[.$D$10]*[.$E$11]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mall mid</text:p>
          </table:table-cell>
          <table:table-cell table:formula="of:=ROUND([.$D$5]*[.$D$7]*[.$D$8])+[.D3]" office:value-type="float" office:value="25" calcext:value-type="float">
            <text:p>25</text:p>
          </table:table-cell>
          <table:table-cell table:formula="of:=ROUND([.F17]*[.$D$10]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mall max</text:p>
          </table:table-cell>
          <table:table-cell table:formula="of:=ROUND([.$D$5]*[.$D$7]*[.$D$8]*[.$F$9])+[.D3]" office:value-type="float" office:value="33" calcext:value-type="float">
            <text:p>33</text:p>
          </table:table-cell>
          <table:table-cell table:formula="of:=ROUND([.F18]*[.$D$10]*[.$F$11])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arge min</text:p>
          </table:table-cell>
          <table:table-cell table:formula="of:=ROUND([.$D$6]*[.$D$7]*[.$D$8]*[.$E$9])+[.D4]" office:value-type="float" office:value="53" calcext:value-type="float">
            <text:p>53</text:p>
          </table:table-cell>
          <table:table-cell table:formula="of:=ROUND([.F19]*[.$D$10]*[.$E$11])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arge mid</text:p>
          </table:table-cell>
          <table:table-cell table:formula="of:=ROUND([.$D$6]*[.$D$7]*[.$D$8])+[.D4]" office:value-type="float" office:value="75" calcext:value-type="float">
            <text:p>75</text:p>
          </table:table-cell>
          <table:table-cell table:formula="of:=ROUND([.F20]*[.$D$10])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arge max</text:p>
          </table:table-cell>
          <table:table-cell table:formula="of:=ROUND([.$D$6]*[.$D$7]*[.$D$8]*[.$F$9])+[.D4]" office:value-type="float" office:value="98" calcext:value-type="float">
            <text:p>98</text:p>
          </table:table-cell>
          <table:table-cell table:formula="of:=ROUND([.F21]*[.$D$10]*[.$F$11])" office:value-type="float" office:value="8" calcext:value-type="float">
            <text:p>8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Guaranteed Maps</text:p>
          </table:table-cell>
          <table:table-cell office:value-type="string" calcext:value-type="string">
            <text:p>Addnl Tickets</text:p>
          </table:table-cell>
          <table:table-cell office:value-type="string" calcext:value-type="string">
            <text:p>Addnl spawn probabil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e slots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re 1 rarit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ROUND([.$D$27]*(1/[.D28]))" office:value-type="float" office:value="10" calcext:value-type="float">
            <text:p>10</text:p>
          </table:table-cell>
          <table:table-cell table:style-name="ce2" table:formula="of:=[.F28]/[.$F$36]" office:value-type="percentage" office:value="0.142857142857143" calcext:value-type="percentage">
            <text:p>14.2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e 2 rarit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ROUND([.$D$27]*(1/[.D29]))" office:value-type="float" office:value="10" calcext:value-type="float">
            <text:p>10</text:p>
          </table:table-cell>
          <table:table-cell table:style-name="ce2" table:formula="of:=[.F29]/[.$F$36]" office:value-type="percentage" office:value="0.142857142857143" calcext:value-type="percentage">
            <text:p>14.2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e 3 rarit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ROUND([.$D$27]*(1/[.D30]))" office:value-type="float" office:value="10" calcext:value-type="float">
            <text:p>10</text:p>
          </table:table-cell>
          <table:table-cell table:style-name="ce2" table:formula="of:=[.F30]/[.$F$36]" office:value-type="percentage" office:value="0.142857142857143" calcext:value-type="percentage">
            <text:p>14.2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e 4 rarit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ROUND([.$D$27]*(1/[.D31]))" office:value-type="float" office:value="10" calcext:value-type="float">
            <text:p>10</text:p>
          </table:table-cell>
          <table:table-cell table:style-name="ce2" table:formula="of:=[.F31]/[.$F$36]" office:value-type="percentage" office:value="0.142857142857143" calcext:value-type="percentage">
            <text:p>14.2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e 5 rarit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ROUND([.$D$27]*(1/[.D32]))" office:value-type="float" office:value="10" calcext:value-type="float">
            <text:p>10</text:p>
          </table:table-cell>
          <table:table-cell table:style-name="ce2" table:formula="of:=[.F32]/[.$F$36]" office:value-type="percentage" office:value="0.142857142857143" calcext:value-type="percentage">
            <text:p>14.2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e 6 rarit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ROUND([.$D$27]*(1/[.D33]))" office:value-type="float" office:value="10" calcext:value-type="float">
            <text:p>10</text:p>
          </table:table-cell>
          <table:table-cell table:style-name="ce2" table:formula="of:=[.F33]/[.$F$36]" office:value-type="percentage" office:value="0.142857142857143" calcext:value-type="percentage">
            <text:p>14.2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e 7 rarit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ROUND([.$D$27]*(1/[.D34]))" office:value-type="float" office:value="10" calcext:value-type="float">
            <text:p>10</text:p>
          </table:table-cell>
          <table:table-cell table:style-name="ce2" table:formula="of:=[.F34]/[.$F$36]" office:value-type="percentage" office:value="0.142857142857143" calcext:value-type="percentage">
            <text:p>14.2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e coun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afflable ore slots</text:p>
          </table:table-cell>
          <table:table-cell table:formula="of:=[.D27]-[.D35]" office:value-type="float" office:value="45" calcext:value-type="float">
            <text:p>45</text:p>
          </table:table-cell>
          <table:table-cell/>
          <table:table-cell table:formula="of:=ROUND(SUM([.F28:.F34]))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6"/>
          <table:table-cell table:style-name="ce2" table:formula="of:=SUM([.G28:.G30])" office:value-type="percentage" office:value="0.428571428571429" calcext:value-type="percentage">
            <text:p>42.86%</text:p>
          </table:table-cell>
        </table:table-row>
        <table:table-row table:style-name="ro1">
          <table:table-cell table:number-columns-repeated="5"/>
          <table:table-cell table:style-name="ce2" table:formula="of:=[.F36]/[.D36]" office:value-type="percentage" office:value="1.55555555555556" calcext:value-type="percentage">
            <text:p>155.56%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tal ore slots</text:p>
          </table:table-cell>
          <table:table-cell table:formula="of:=[.D27]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y slot count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y frequency = my slot count / rafflable ore slots</text:p>
          </table:table-cell>
          <table:table-cell table:style-name="ce2" table:formula="of:=([.D41]/[.D40])" office:value-type="percentage" office:value="0.173076923076923" calcext:value-type="percentage">
            <text:p>17.31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y rarity </text:p>
          </table:table-cell>
          <table:table-cell table:formula="of:=ROUND(1/[.D4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tal ore slots</text:p>
          </table:table-cell>
          <table:table-cell table:formula="of:=[.D27]" office:value-type="float" office:value="52" calcext:value-type="float">
            <text:p>52</text:p>
          </table:table-cell>
          <table:table-cell/>
          <table:table-cell table:formula="of:=AVERAGE([.D43];[.D48];[.D53])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y slot count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y frequency = my slot count / rafflable ore slots</text:p>
          </table:table-cell>
          <table:table-cell table:style-name="ce2" table:formula="of:=([.D46]/[.D45])" office:value-type="percentage" office:value="0.134615384615385" calcext:value-type="percentage">
            <text:p>13.46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y rarity </text:p>
          </table:table-cell>
          <table:table-cell table:formula="of:=ROUND(1/[.D47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tal ore slots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y slot count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y frequency = my slot count / rafflable ore slots</text:p>
          </table:table-cell>
          <table:table-cell table:style-name="ce2" table:formula="of:=([.D51]/[.D50])" office:value-type="percentage" office:value="0.192307692307692" calcext:value-type="percentage">
            <text:p>19.23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y rarity </text:p>
          </table:table-cell>
          <table:table-cell table:formula="of:=ROUND(1/[.D52])"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EFAULT_OREDEPTH_MODIFI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FAULT_OREDEPTH_MODIFI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FAULT_OREGROUP_OREDETECTOR_CUBESIZE small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FAULT_OREGROUP_OREDETECTOR_CUBESIZE large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FAULT_OREGROUP_AUTODEPTH_FACTOR</text:p>
          </table:table-cell>
          <table:table-cell table:style-name="ce1" office:value-type="percentage" office:value="0.75" calcext:value-type="percentage">
            <text:p>75.0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FAULT_OREGROUP_AUTODEPTH_FUZZ</text:p>
          </table:table-cell>
          <table:table-cell table:style-name="ce1" office:value-type="percentage" office:value="0.3" calcext:value-type="percentage">
            <text:p>30.0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FAULT_OREGROUP_AUTOSIZE_FACTOR</text:p>
          </table:table-cell>
          <table:table-cell table:style-name="ce1" office:value-type="percentage" office:value="0.075" calcext:value-type="percentage">
            <text:p>7.5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FAULT_OREGROUP_AUTOSIZE_FUZZ</text:p>
          </table:table-cell>
          <table:table-cell table:style-name="ce1" office:value-type="percentage" office:value="0.1" calcext:value-type="percentage">
            <text:p>10.0%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epth before fuzz</text:p>
          </table:table-cell>
          <table:table-cell table:formula="of:=[.D58]*[.D60]" office:value-type="float" office:value="37.5" calcext:value-type="float">
            <text:p>37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uzz +</text:p>
          </table:table-cell>
          <table:table-cell table:formula="of:=[.D66]+([.D66]*-0.3)" office:value-type="float" office:value="26.25" calcext:value-type="float">
            <text:p>26.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uzz -</text:p>
          </table:table-cell>
          <table:table-cell table:formula="of:=[.D66]+([.D66]*0.3)" office:value-type="float" office:value="48.75" calcext:value-type="float">
            <text:p>48.75</text:p>
          </table:table-cell>
          <table:table-cell table:number-columns-repeated="3"/>
        </table:table-row>
      </table:table>
      <table:table table:name="MinMaxExponentMethod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val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<text:s/>ma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eeper Ores Mininum Depth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eper Ores Maximum Depth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rld AutoDepth Fuzz</text:p>
          </table:table-cell>
          <table:table-cell table:style-name="ce1" office:value-type="percentage" office:value="0.5" calcext:value-type="percentage">
            <text:p>50.0%</text:p>
          </table:table-cell>
          <table:table-cell table:style-name="ce2" table:formula="of:=1-[.D5]" office:value-type="percentage" office:value="0.5" calcext:value-type="percentage">
            <text:p>50.00%</text:p>
          </table:table-cell>
          <table:table-cell table:style-name="ce2" table:formula="of:=1+[.D5]" office:value-type="percentage" office:value="1.5" calcext:value-type="percentage">
            <text:p>150.00%</text:p>
          </table:table-cell>
          <table:table-cell table:number-columns-repeated="2"/>
          <table:table-cell office:value-type="string" calcext:value-type="string">
            <text:p>Rarity/Center</text:p>
          </table:table-cell>
          <table:table-cell table:formula="of:=([.D22] / [.$D$1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World AutoSize Factor</text:p>
          </table:table-cell>
          <table:table-cell table:style-name="ce1" office:value-type="percentage" office:value="0.075" calcext:value-type="percentage">
            <text:p>7.5%</text:p>
          </table:table-cell>
          <table:table-cell table:number-columns-repeated="4"/>
          <table:table-cell office:value-type="string" calcext:value-type="string">
            <text:p>Exponent</text:p>
          </table:table-cell>
          <table:table-cell table:formula="of:=[.F8]^([.J5]) / [.J13]" office:value-type="float" office:value="16.6666666666667" calcext:value-type="float">
            <text:p>16.666666666666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World AutoSize Fuzz</text:p>
          </table:table-cell>
          <table:table-cell table:style-name="ce1" office:value-type="percentage" office:value="0.1" calcext:value-type="percentage">
            <text:p>10.0%</text:p>
          </table:table-cell>
          <table:table-cell table:style-name="ce2" table:formula="of:=1-[.D7]" office:value-type="percentage" office:value="0.9" calcext:value-type="percentage">
            <text:p>90.00%</text:p>
          </table:table-cell>
          <table:table-cell table:style-name="ce2" table:formula="of:=1+[.D7]" office:value-type="percentage" office:value="1.1" calcext:value-type="percentage">
            <text:p>110.00%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orld UseDetector AutoDepth Factor</text:p>
          </table:table-cell>
          <table:table-cell table:style-name="ce1" office:value-type="percentage" office:value="1" calcext:value-type="percentage">
            <text:p>100.0%</text:p>
          </table:table-cell>
          <table:table-cell table:formula="of:=[.D3]*[.D8]" office:value-type="float" office:value="10" calcext:value-type="float">
            <text:p>10</text:p>
          </table:table-cell>
          <table:table-cell table:formula="of:=[.D4]*[.D8]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Add Minimum</text:p>
          </table:table-cell>
          <table:table-cell table:formula="of:=ROUND([.$J$6] + [.E8])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Min Rarity</text:p>
          </table:table-cell>
          <table:table-cell table:formula="of:=MIN([.D19:.D2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4"/>
          <table:table-cell office:value-type="string" calcext:value-type="string">
            <text:p>Max Rarity</text:p>
          </table:table-cell>
          <table:table-cell table:formula="of:=MAX([.D19:.D25])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Primary_20_Value" office:value-type="string" calcext:value-type="string">
            <text:p>OreMapping Slots</text:p>
          </table:table-cell>
          <table:table-cell table:style-name="Primary_20_Value" office:value-type="float" office:value="52" calcext:value-type="float">
            <text:p>52</text:p>
          </table:table-cell>
          <table:table-cell table:style-name="Primary_20_Value" table:number-columns-repeated="3"/>
          <table:table-cell/>
          <table:table-cell office:value-type="string" calcext:value-type="string">
            <text:p>Rarity Factor</text:p>
          </table:table-cell>
          <table:table-cell table:formula="of:=[.J10]/[.J11]" office:value-type="float" office:value="0.142857142857143" calcext:value-type="float">
            <text:p>0.14285714285714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Primary_20_Value" office:value-type="string" calcext:value-type="string">
            <text:p>Assigned Ores Count</text:p>
          </table:table-cell>
          <table:table-cell table:style-name="Primary_20_Value" office:value-type="float" office:value="7" calcext:value-type="float">
            <text:p>7</text:p>
          </table:table-cell>
          <table:table-cell table:style-name="Primary_20_Value" table:number-columns-repeated="3"/>
          <table:table-cell/>
          <table:table-cell office:value-type="string" calcext:value-type="string">
            <text:p>Rarity Difference</text:p>
          </table:table-cell>
          <table:table-cell table:formula="of:=[.J11]-[.J10]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Primary_20_Value" office:value-type="string" calcext:value-type="string">
            <text:p>Configured Rarity Center Point</text:p>
          </table:table-cell>
          <table:table-cell table:style-name="Primary_20_Value" office:value-type="float" office:value="4" calcext:value-type="float">
            <text:p>4</text:p>
          </table:table-cell>
          <table:table-cell table:style-name="Primary_20_Value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Planet Mean Rarity</text:p>
          </table:table-cell>
          <table:table-cell table:style-name="ce6" table:formula="of:=ROUND(AVERAGE([.D19:.D25]))" office:value-type="float" office:value="4" calcext:value-type="float">
            <text:p>4</text:p>
          </table:table-cell>
          <table:table-cell table:style-name="ce6" table:number-columns-repeated="3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6" office:value-type="string" calcext:value-type="string">
            <text:p>Rafflable OreMapping Slots</text:p>
          </table:table-cell>
          <table:table-cell table:style-name="ce6" table:formula="of:=[.D12]-[.D13]" office:value-type="float" office:value="45" calcext:value-type="float">
            <text:p>45</text:p>
          </table:table-cell>
          <table:table-cell table:style-name="ce6"/>
          <table:table-cell table:style-name="ce6" table:formula="of:=ROUND(SUM([.F19:.F25]))" office:value-type="float" office:value="134" calcext:value-type="float">
            <text:p>134</text:p>
          </table:table-cell>
          <table:table-cell table:style-name="ce6"/>
          <table:table-cell table:style-name="ce5" table:number-columns-repeated="1017"/>
        </table:table-row>
        <table:table-row table:style-name="ro1">
          <table:table-cell table:style-name="ce5" table:number-columns-repeated="2"/>
          <table:table-cell table:number-columns-repeated="5"/>
          <table:table-cell table:style-name="ce5"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arity</text:p>
          </table:table-cell>
          <table:table-cell office:value-type="string" calcext:value-type="string">
            <text:p>Min. Slots</text:p>
          </table:table-cell>
          <table:table-cell office:value-type="string" calcext:value-type="string">
            <text:p>Adnl Tickets</text:p>
          </table:table-cell>
          <table:table-cell office:value-type="string" calcext:value-type="string">
            <text:p>A.S. Probability</text:p>
          </table:table-cell>
          <table:table-cell office:value-type="string" calcext:value-type="string">
            <text:p>Min Depth</text:p>
          </table:table-cell>
          <table:table-cell office:value-type="string" calcext:value-type="string">
            <text:p>Base Depth</text:p>
          </table:table-cell>
          <table:table-cell office:value-type="string" calcext:value-type="string">
            <text:p>Max Depth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re 1 rarity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([.$D$12]*(1/[.D19]))" office:value-type="float" office:value="52" calcext:value-type="float">
            <text:p>52</text:p>
          </table:table-cell>
          <table:table-cell table:style-name="ce2" table:formula="of:=[.F19]/[.$F$16]" office:value-type="percentage" office:value="0.388059701492537" calcext:value-type="percentage">
            <text:p>38.81%</text:p>
          </table:table-cell>
          <table:table-cell table:formula="of:=ROUND([.$E$5]*[.I19])" office:value-type="float" office:value="6" calcext:value-type="float">
            <text:p>6</text:p>
          </table:table-cell>
          <table:table-cell table:formula="of:=ROUND( ([.$F$8]-[.$E$8])  ^ ( [.D19] / [.$D$14]  )  / [.$J$13] + [.$D$3])" office:value-type="float" office:value="11" calcext:value-type="float">
            <text:p>11</text:p>
          </table:table-cell>
          <table:table-cell table:formula="of:=ROUND([.$F$5]*[.I19])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re 2 rarit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ROUND([.$D$12]*(1/[.D20]))" office:value-type="float" office:value="26" calcext:value-type="float">
            <text:p>26</text:p>
          </table:table-cell>
          <table:table-cell table:style-name="ce2" table:formula="of:=[.F20]/[.$F$16]" office:value-type="percentage" office:value="0.194029850746269" calcext:value-type="percentage">
            <text:p>19.40%</text:p>
          </table:table-cell>
          <table:table-cell table:formula="of:=ROUND([.$E$5]*[.I20])" office:value-type="float" office:value="6" calcext:value-type="float">
            <text:p>6</text:p>
          </table:table-cell>
          <table:table-cell table:formula="of:=ROUND( ([.$F$8]-[.$E$8])  ^ ( [.D20] / [.$D$14]  )  / [.$J$13] + [.$D$3])" office:value-type="float" office:value="12" calcext:value-type="float">
            <text:p>12</text:p>
          </table:table-cell>
          <table:table-cell table:formula="of:=ROUND([.$F$5]*[.I20])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re 3 rarit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ROUND([.$D$12]*(1/[.D21]))" office:value-type="float" office:value="17" calcext:value-type="float">
            <text:p>17</text:p>
          </table:table-cell>
          <table:table-cell table:style-name="ce2" table:formula="of:=[.F21]/[.$F$16]" office:value-type="percentage" office:value="0.126865671641791" calcext:value-type="percentage">
            <text:p>12.69%</text:p>
          </table:table-cell>
          <table:table-cell table:formula="of:=ROUND([.$E$5]*[.I21])" office:value-type="float" office:value="8" calcext:value-type="float">
            <text:p>8</text:p>
          </table:table-cell>
          <table:table-cell table:formula="of:=ROUND( ([.$F$8]-[.$E$8])  ^ ( [.D21] / [.$D$14]  )  / [.$J$13] + [.$D$3])" office:value-type="float" office:value="15" calcext:value-type="float">
            <text:p>15</text:p>
          </table:table-cell>
          <table:table-cell table:formula="of:=ROUND([.$F$5]*[.I21])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re 4 rarit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ROUND([.$D$12]*(1/[.D22]))" office:value-type="float" office:value="13" calcext:value-type="float">
            <text:p>13</text:p>
          </table:table-cell>
          <table:table-cell table:style-name="ce2" table:formula="of:=[.F22]/[.$F$16]" office:value-type="percentage" office:value="0.0970149253731343" calcext:value-type="percentage">
            <text:p>9.70%</text:p>
          </table:table-cell>
          <table:table-cell table:formula="of:=ROUND([.$E$5]*[.I22])" office:value-type="float" office:value="13" calcext:value-type="float">
            <text:p>13</text:p>
          </table:table-cell>
          <table:table-cell table:formula="of:=ROUND( ([.$F$8]-[.$E$8])  ^ ( [.D22] / [.$D$14]  )  / [.$J$13] + [.$D$3])" office:value-type="float" office:value="25" calcext:value-type="float">
            <text:p>25</text:p>
          </table:table-cell>
          <table:table-cell table:formula="of:=ROUND([.$F$5]*[.I22]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re 5 rarit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ROUND([.$D$12]*(1/[.D23]))" office:value-type="float" office:value="10" calcext:value-type="float">
            <text:p>10</text:p>
          </table:table-cell>
          <table:table-cell table:style-name="ce2" table:formula="of:=[.F23]/[.$F$16]" office:value-type="percentage" office:value="0.0746268656716418" calcext:value-type="percentage">
            <text:p>7.46%</text:p>
          </table:table-cell>
          <table:table-cell table:formula="of:=ROUND([.$E$5]*[.I23])" office:value-type="float" office:value="28" calcext:value-type="float">
            <text:p>28</text:p>
          </table:table-cell>
          <table:table-cell table:formula="of:=ROUND( ([.$F$8]-[.$E$8])  ^ ( [.D23] / [.$D$14]  )  / [.$J$13] + [.$D$3])" office:value-type="float" office:value="56" calcext:value-type="float">
            <text:p>56</text:p>
          </table:table-cell>
          <table:table-cell table:formula="of:=ROUND([.$F$5]*[.I23])" office:value-type="float" office:value="84" calcext:value-type="float">
            <text:p>8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re 6 rarit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ROUND([.$D$12]*(1/[.D24]))" office:value-type="float" office:value="9" calcext:value-type="float">
            <text:p>9</text:p>
          </table:table-cell>
          <table:table-cell table:style-name="ce2" table:formula="of:=[.F24]/[.$F$16]" office:value-type="percentage" office:value="0.0671641791044776" calcext:value-type="percentage">
            <text:p>6.72%</text:p>
          </table:table-cell>
          <table:table-cell table:formula="of:=ROUND([.$E$5]*[.I24])" office:value-type="float" office:value="76" calcext:value-type="float">
            <text:p>76</text:p>
          </table:table-cell>
          <table:table-cell table:formula="of:=ROUND( ([.$F$8]-[.$E$8])  ^ ( [.D24] / [.$D$14]  )  / [.$J$13] + [.$D$3])" office:value-type="float" office:value="152" calcext:value-type="float">
            <text:p>152</text:p>
          </table:table-cell>
          <table:table-cell table:formula="of:=ROUND([.$F$5]*[.I24])" office:value-type="float" office:value="228" calcext:value-type="float">
            <text:p>22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re 7 rarit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ROUND([.$D$12]*(1/[.D25]))" office:value-type="float" office:value="7" calcext:value-type="float">
            <text:p>7</text:p>
          </table:table-cell>
          <table:table-cell table:style-name="ce2" table:formula="of:=[.F25]/[.$F$16]" office:value-type="percentage" office:value="0.0522388059701493" calcext:value-type="percentage">
            <text:p>5.22%</text:p>
          </table:table-cell>
          <table:table-cell table:formula="of:=ROUND([.$E$5]*[.I25])" office:value-type="float" office:value="224" calcext:value-type="float">
            <text:p>224</text:p>
          </table:table-cell>
          <table:table-cell table:formula="of:=ROUND( ([.$F$8]-[.$E$8])  ^ ( [.D25] / [.$D$14]  )  / [.$J$13] + [.$D$3])" office:value-type="float" office:value="448" calcext:value-type="float">
            <text:p>448</text:p>
          </table:table-cell>
          <table:table-cell table:formula="of:=ROUND([.$F$5]*[.I25])" office:value-type="float" office:value="672" calcext:value-type="float">
            <text:p>672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" table:formula="of:=SUM([.G19:.G25])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" table:formula="of:=[.F16]/[.D16]" office:value-type="percentage" office:value="2.97777777777778" calcext:value-type="percentage">
            <text:p>297.78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 ore slots</text:p>
          </table:table-cell>
          <table:table-cell table:formula="of:=[.D12]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slot count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frequency = my slot count / rafflable ore slots</text:p>
          </table:table-cell>
          <table:table-cell table:style-name="ce2" table:formula="of:=([.D32]/[.D31])" office:value-type="percentage" office:value="0.173076923076923" calcext:value-type="percentage">
            <text:p>17.31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rarity </text:p>
          </table:table-cell>
          <table:table-cell table:formula="of:=ROUND(1/[.D33])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 ore slots</text:p>
          </table:table-cell>
          <table:table-cell table:formula="of:=[.D12]" office:value-type="float" office:value="52" calcext:value-type="float">
            <text:p>52</text:p>
          </table:table-cell>
          <table:table-cell/>
          <table:table-cell table:formula="of:=AVERAGE([.D34];[.D39];[.D44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y slot count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frequency = my slot count / rafflable ore slots</text:p>
          </table:table-cell>
          <table:table-cell table:style-name="ce2" table:formula="of:=([.D37]/[.D36])" office:value-type="percentage" office:value="0.134615384615385" calcext:value-type="percentage">
            <text:p>13.46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rarity </text:p>
          </table:table-cell>
          <table:table-cell table:formula="of:=ROUND(1/[.D38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 ore slots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slot count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frequency = my slot count / rafflable ore slots</text:p>
          </table:table-cell>
          <table:table-cell table:style-name="ce2" table:formula="of:=([.D42]/[.D41])" office:value-type="percentage" office:value="0.192307692307692" calcext:value-type="percentage">
            <text:p>19.23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y rarity </text:p>
          </table:table-cell>
          <table:table-cell table:formula="of:=ROUND(1/[.D43])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FAULT_OREDEPTH_MODIFI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FAULT_OREDEPTH_MODIFI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FAULT_OREGROUP_OREDETECTOR_CUBESIZE small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FAULT_OREGROUP_OREDETECTOR_CUBESIZE large</text:p>
          </table:table-cell>
          <table:table-cell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FAULT_OREGROUP_AUTODEPTH_FACTOR</text:p>
          </table:table-cell>
          <table:table-cell table:style-name="ce1" office:value-type="percentage" office:value="0.75" calcext:value-type="percentage">
            <text:p>75.0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FAULT_OREGROUP_AUTODEPTH_FUZZ</text:p>
          </table:table-cell>
          <table:table-cell table:style-name="ce1" office:value-type="percentage" office:value="0.3" calcext:value-type="percentage">
            <text:p>30.0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FAULT_OREGROUP_AUTOSIZE_FACTOR</text:p>
          </table:table-cell>
          <table:table-cell table:style-name="ce1" office:value-type="percentage" office:value="0.075" calcext:value-type="percentage">
            <text:p>7.5%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FAULT_OREGROUP_AUTOSIZE_FUZZ</text:p>
          </table:table-cell>
          <table:table-cell table:style-name="ce1" office:value-type="percentage" office:value="0.1" calcext:value-type="percentage">
            <text:p>10.0%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pth before fuzz</text:p>
          </table:table-cell>
          <table:table-cell table:formula="of:=[.D49]*[.D51]" office:value-type="float" office:value="37.5" calcext:value-type="float">
            <text:p>37.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uzz +</text:p>
          </table:table-cell>
          <table:table-cell table:formula="of:=[.D57]+([.D57]*-0.3)" office:value-type="float" office:value="26.25" calcext:value-type="float">
            <text:p>26.2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uzz -</text:p>
          </table:table-cell>
          <table:table-cell table:formula="of:=[.D57]+([.D57]*0.3)" office:value-type="float" office:value="48.75" calcext:value-type="float">
            <text:p>48.75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MinMaxLimitedGraph.K19:MinMaxLimitedGraph.M25" table:contains-header="false"/>
        <table:database-range table:name="__Anonymous_Sheet_DB__1" table:target-range-address="MinMaxLinearGraphMethod.H19:MinMaxLinearGraphMethod.J25" table:contains-header="false"/>
        <table:database-range table:name="__Anonymous_Sheet_DB__3" table:target-range-address="MinMaxExponentMethod.H19:MinMaxExponentMethod.J2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3">
      <number:number number:decimal-places="1" number:min-decimal-places="1" number:min-integer-digits="1"/>
      <number:text>%</number:text>
    </number:percentage-style>
    <number:number-style style:name="N132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fffff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Derived_20_Primary_20_Value" style:display-name="Derived Primary Value" style:family="table-cell" style:parent-style-name="Default">
      <style:table-cell-properties fo:border-bottom="0.74pt solid #000000" fo:background-color="#4e102d" fo:border-left="none" fo:border-right="none" fo:border-top="none"/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Primary_20_Value" style:display-name="Primary Value" style:family="table-cell" style:parent-style-name="Default">
      <style:table-cell-properties fo:background-color="#002c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/00/0000</text:date>, <text:time style:data-style-name="N2" text:time-value="01:25:01.6148968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3T18:28:28.528058782</meta:creation-date>
    <dc:date>2022-06-12T04:51:37.284371704</dc:date>
    <meta:editing-duration>P5DT7H36M28S</meta:editing-duration>
    <meta:editing-cycles>27</meta:editing-cycles>
    <meta:generator>LibreOffice/7.3.3.2$Linux_X86_64 LibreOffice_project/30$Build-2</meta:generator>
    <meta:document-statistic meta:table-count="4" meta:cell-count="758" meta:object-count="0"/>
  </office:meta>
</office:document-meta>
</file>